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6500"/>
    </style:style>
    <style:style style:name="ce5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6" style:family="table-cell" style:parent-style-name="Good" style:data-style-name="N0">
      <style:table-cell-properties fo:background-color="#C6EFCE"/>
      <style:text-properties fo:color="#006100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5.529791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3.095625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175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66687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7.25pt" style:use-optimal-row-height="true" fo:break-before="auto"/>
    </style:style>
    <style:style style:name="ro6" style:family="table-row">
      <style:table-row-properties style:row-height="62.25pt" style:use-optimal-row-height="true" fo:break-before="auto"/>
    </style:style>
    <style:style style:name="ro7" style:family="table-row">
      <style:table-row-properties style:row-height="32.25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GTASA_Addres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2" table:default-cell-style-name="ce3"/>
        <table:table-row table:style-name="ro1">
          <table:table-cell office:value-type="string" table:style-name="ce2">
            <text:p>Tested and works</text:p>
          </table:table-cell>
          <table:table-cell table:number-columns-repeated="2" table:style-name="ce3"/>
          <table:table-cell office:value-type="string" table:style-name="ce3">
            <text:p>GTA SA v1.1 = Uses the same offset from v1.0 base addresses - makes it very easy to find stuff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Assumed Not Tested</text:p>
          </table:table-cell>
          <table:table-cell table:number-columns-repeated="2" table:style-name="ce3"/>
          <table:table-cell office:value-type="string" table:style-name="ce3">
            <text:p>GTA SA v2 (Steam) = So far, all addresses are static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Not Working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Data Length</text:p>
          </table:table-cell>
          <table:table-cell office:value-type="string" table:style-name="ce3">
            <text:p>v1 Address</text:p>
          </table:table-cell>
          <table:table-cell office:value-type="string" table:style-name="ce3">
            <text:p>Dec Address v1</text:p>
          </table:table-cell>
          <table:table-cell office:value-type="string" table:style-name="ce3">
            <text:p>v1.1 Address</text:p>
          </table:table-cell>
          <table:table-cell office:value-type="string" table:style-name="ce3">
            <text:p>Dec addres v1.1</text:p>
          </table:table-cell>
          <table:table-cell office:value-type="string" table:style-name="ce3">
            <text:p>v1.1 Offset</text:p>
          </table:table-cell>
          <table:table-cell office:value-type="string" table:style-name="ce3">
            <text:p>v3 Steam Address</text:p>
          </table:table-cell>
          <table:table-cell office:value-type="string" table:style-name="ce3">
            <text:p>Dec Address v3</text:p>
          </table:table-cell>
          <table:table-cell office:value-type="string" table:style-name="ce3">
            <text:p>v3 Offset</text:p>
          </table:table-cell>
          <table:table-cell office:value-type="string" table:style-name="ce3">
            <text:p>Initial 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kill&gt;Driving&gt;Car</text:p>
          </table:table-cell>
          <table:table-cell office:value-type="string" table:style-name="ce1">
            <text:p>uint</text:p>
          </table:table-cell>
          <table:table-cell office:value-type="float" office:value="4" table:formula="msoxl:=VLOOKUP(GTASA_Addresses!$B6,datatypes!$A$1:$C$16,2,FALSE)" table:style-name="ce1">
            <text:p>4</text:p>
          </table:table-cell>
          <table:table-cell office:value-type="string" table:style-name="ce6">
            <text:p>B790A0</text:p>
          </table:table-cell>
          <table:table-cell office:value-type="float" office:value="12030112" table:formula="msoxl:=HEX2DEC(GTASA_Addresses!$D6)" table:style-name="ce6">
            <text:p>12030112</text:p>
          </table:table-cell>
          <table:table-cell office:value-type="string" office:string-value="B7B720" table:formula="msoxl:=DEC2HEX(HEX2DEC(GTASA_Addresses!$D6)+HEX2DEC(2680))" table:style-name="ce6">
            <text:p>B7B720</text:p>
          </table:table-cell>
          <table:table-cell office:value-type="float" office:value="12039968" table:formula="msoxl:=HEX2DEC(GTASA_Addresses!$F6)" table:style-name="ce6">
            <text:p>12039968</text:p>
          </table:table-cell>
          <table:table-cell office:value-type="string" office:string-value="2680" table:formula="msoxl:=DEC2HEX(HEX2DEC(F6)-HEX2DEC($D6))" table:style-name="ce6">
            <text:p>2680</text:p>
          </table:table-cell>
          <table:table-cell office:value-type="string" table:style-name="ce6">
            <text:p>B2C2C8</text:p>
          </table:table-cell>
          <table:table-cell office:value-type="float" office:value="11715272" table:formula="msoxl:=IF(GTASA_Addresses!$I6=&quot;&quot;,NA(),HEX2DEC(GTASA_Addresses!$I6))" table:style-name="ce6">
            <text:p>11715272</text:p>
          </table:table-cell>
          <table:table-cell office:value-type="float" office:value="-314840" table:formula="msoxl:=(HEX2DEC(GTASA_Addresses!$I6)-HEX2DEC(GTASA_Addresses!$D6))" table:style-name="ce6">
            <text:p>-314840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1">
            <text:p>Skill&gt;Driving&gt;Plane</text:p>
          </table:table-cell>
          <table:table-cell office:value-type="string" table:style-name="ce1">
            <text:p>uint</text:p>
          </table:table-cell>
          <table:table-cell office:value-type="float" office:value="4" table:formula="msoxl:=VLOOKUP(GTASA_Addresses!$B7,datatypes!$A$1:$C$16,2,FALSE)" table:style-name="ce1">
            <text:p>4</text:p>
          </table:table-cell>
          <table:table-cell office:value-type="string" table:style-name="ce6">
            <text:p>B7919C</text:p>
          </table:table-cell>
          <table:table-cell office:value-type="float" office:value="12030364" table:formula="msoxl:=HEX2DEC(GTASA_Addresses!$D7)" table:style-name="ce6">
            <text:p>12030364</text:p>
          </table:table-cell>
          <table:table-cell office:value-type="string" office:string-value="B7B81C" table:formula="msoxl:=DEC2HEX(HEX2DEC(GTASA_Addresses!$D7)+HEX2DEC(2680))" table:style-name="ce6">
            <text:p>B7B81C</text:p>
          </table:table-cell>
          <table:table-cell office:value-type="float" office:value="12040220" table:formula="msoxl:=HEX2DEC(GTASA_Addresses!$F7)" table:style-name="ce6">
            <text:p>12040220</text:p>
          </table:table-cell>
          <table:table-cell office:value-type="string" office:string-value="2680" table:formula="msoxl:=DEC2HEX(HEX2DEC(F7)-HEX2DEC($D7))" table:style-name="ce6">
            <text:p>2680</text:p>
          </table:table-cell>
          <table:table-cell office:value-type="string" table:style-name="ce6">
            <text:p>B2C3C4</text:p>
          </table:table-cell>
          <table:table-cell office:value-type="float" office:value="11715524" table:formula="msoxl:=IF(GTASA_Addresses!$I7=&quot;&quot;,NA(),HEX2DEC(GTASA_Addresses!$I7))" table:style-name="ce6">
            <text:p>11715524</text:p>
          </table:table-cell>
          <table:table-cell office:value-type="float" office:value="-314840" table:formula="msoxl:=(HEX2DEC(GTASA_Addresses!$I7)-HEX2DEC(GTASA_Addresses!$D7))" table:style-name="ce6">
            <text:p>-314840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1">
            <text:p>Skill&gt;Lung</text:p>
          </table:table-cell>
          <table:table-cell office:value-type="string" table:style-name="ce1">
            <text:p>uint</text:p>
          </table:table-cell>
          <table:table-cell office:value-type="float" office:value="4" table:formula="msoxl:=VLOOKUP(GTASA_Addresses!$B8,datatypes!$A$1:$C$16,2,FALSE)" table:style-name="ce1">
            <text:p>4</text:p>
          </table:table-cell>
          <table:table-cell office:value-type="string" table:style-name="ce6">
            <text:p>B791A4</text:p>
          </table:table-cell>
          <table:table-cell office:value-type="float" office:value="12030372" table:formula="msoxl:=HEX2DEC(GTASA_Addresses!$D8)" table:style-name="ce6">
            <text:p>12030372</text:p>
          </table:table-cell>
          <table:table-cell office:value-type="string" table:style-name="ce6">
            <text:p>B7B824</text:p>
          </table:table-cell>
          <table:table-cell office:value-type="float" office:value="12040228" table:formula="msoxl:=HEX2DEC(GTASA_Addresses!$F8)" table:style-name="ce6">
            <text:p>12040228</text:p>
          </table:table-cell>
          <table:table-cell office:value-type="string" office:string-value="2680" table:formula="msoxl:=DEC2HEX(HEX2DEC(F8)-HEX2DEC($D8))" table:style-name="ce6">
            <text:p>2680</text:p>
          </table:table-cell>
          <table:table-cell office:value-type="string" table:style-name="ce6">
            <text:p>B2C3CC</text:p>
          </table:table-cell>
          <table:table-cell office:value-type="float" office:value="11715532" table:formula="msoxl:=IF(GTASA_Addresses!$I8=&quot;&quot;,NA(),HEX2DEC(GTASA_Addresses!$I8))" table:style-name="ce6">
            <text:p>11715532</text:p>
          </table:table-cell>
          <table:table-cell office:value-type="float" office:value="-314840" table:formula="msoxl:=(HEX2DEC(GTASA_Addresses!$I8)-HEX2DEC(GTASA_Addresses!$D8))" table:style-name="ce6">
            <text:p>-314840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1">
            <text:p>Skill&gt;Driving&gt;Bike</text:p>
          </table:table-cell>
          <table:table-cell office:value-type="string" table:style-name="ce1">
            <text:p>uint</text:p>
          </table:table-cell>
          <table:table-cell office:value-type="float" office:value="4" table:formula="msoxl:=VLOOKUP(GTASA_Addresses!$B9,datatypes!$A$1:$C$16,2,FALSE)" table:style-name="ce1">
            <text:p>4</text:p>
          </table:table-cell>
          <table:table-cell office:value-type="string" table:style-name="ce6">
            <text:p>B791B4</text:p>
          </table:table-cell>
          <table:table-cell office:value-type="float" office:value="12030388" table:formula="msoxl:=HEX2DEC(GTASA_Addresses!$D9)" table:style-name="ce6">
            <text:p>12030388</text:p>
          </table:table-cell>
          <table:table-cell office:value-type="string" office:string-value="B7B834" table:formula="msoxl:=DEC2HEX(HEX2DEC(GTASA_Addresses!$D9)+HEX2DEC(2680))" table:style-name="ce6">
            <text:p>B7B834</text:p>
          </table:table-cell>
          <table:table-cell office:value-type="float" office:value="12040244" table:formula="msoxl:=HEX2DEC(GTASA_Addresses!$F9)" table:style-name="ce6">
            <text:p>12040244</text:p>
          </table:table-cell>
          <table:table-cell office:value-type="string" office:string-value="2680" table:formula="msoxl:=DEC2HEX(HEX2DEC(F9)-HEX2DEC($D9))" table:style-name="ce6">
            <text:p>2680</text:p>
          </table:table-cell>
          <table:table-cell office:value-type="string" table:style-name="ce6">
            <text:p>B2C3DC</text:p>
          </table:table-cell>
          <table:table-cell office:value-type="float" office:value="11715548" table:formula="msoxl:=IF(GTASA_Addresses!$I9=&quot;&quot;,NA(),HEX2DEC(GTASA_Addresses!$I9))" table:style-name="ce6">
            <text:p>11715548</text:p>
          </table:table-cell>
          <table:table-cell office:value-type="float" office:value="-314840" table:formula="msoxl:=(HEX2DEC(GTASA_Addresses!$I9)-HEX2DEC(GTASA_Addresses!$D9))" table:style-name="ce6">
            <text:p>-314840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1">
            <text:p>Skill&gt;Driving&gt;Bicycle</text:p>
          </table:table-cell>
          <table:table-cell office:value-type="string" table:style-name="ce1">
            <text:p>uint</text:p>
          </table:table-cell>
          <table:table-cell office:value-type="float" office:value="4" table:formula="msoxl:=VLOOKUP(GTASA_Addresses!$B10,datatypes!$A$1:$C$16,2,FALSE)" table:style-name="ce1">
            <text:p>4</text:p>
          </table:table-cell>
          <table:table-cell office:value-type="string" table:style-name="ce6">
            <text:p>B791B8</text:p>
          </table:table-cell>
          <table:table-cell office:value-type="float" office:value="12030392" table:formula="msoxl:=HEX2DEC(GTASA_Addresses!$D10)" table:style-name="ce6">
            <text:p>12030392</text:p>
          </table:table-cell>
          <table:table-cell office:value-type="string" office:string-value="B7B838" table:formula="msoxl:=DEC2HEX(HEX2DEC(GTASA_Addresses!$D10)+HEX2DEC(2680))" table:style-name="ce6">
            <text:p>B7B838</text:p>
          </table:table-cell>
          <table:table-cell office:value-type="float" office:value="12040248" table:formula="msoxl:=HEX2DEC(GTASA_Addresses!$F10)" table:style-name="ce6">
            <text:p>12040248</text:p>
          </table:table-cell>
          <table:table-cell office:value-type="string" office:string-value="2680" table:formula="msoxl:=DEC2HEX(HEX2DEC(F10)-HEX2DEC($D10))" table:style-name="ce6">
            <text:p>2680</text:p>
          </table:table-cell>
          <table:table-cell office:value-type="string" table:style-name="ce6">
            <text:p>B2C3E0</text:p>
          </table:table-cell>
          <table:table-cell office:value-type="float" office:value="11715552" table:formula="msoxl:=IF(GTASA_Addresses!$I10=&quot;&quot;,NA(),HEX2DEC(GTASA_Addresses!$I10))" table:style-name="ce6">
            <text:p>11715552</text:p>
          </table:table-cell>
          <table:table-cell office:value-type="float" office:value="-314840" table:formula="msoxl:=(HEX2DEC(GTASA_Addresses!$I10)-HEX2DEC(GTASA_Addresses!$D10))" table:style-name="ce6">
            <text:p>-314840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1">
            <text:p>Player&gt;Fat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1,datatypes!$A$1:$C$16,2,FALSE)" table:style-name="ce1">
            <text:p>4</text:p>
          </table:table-cell>
          <table:table-cell office:value-type="string" table:style-name="ce6">
            <text:p>B793D4</text:p>
          </table:table-cell>
          <table:table-cell office:value-type="float" office:value="12030932" table:formula="msoxl:=HEX2DEC(GTASA_Addresses!$D11)" table:style-name="ce6">
            <text:p>12030932</text:p>
          </table:table-cell>
          <table:table-cell office:value-type="string" table:style-name="ce6">
            <text:p>B7BA54</text:p>
          </table:table-cell>
          <table:table-cell office:value-type="float" office:value="12040788" table:formula="msoxl:=HEX2DEC(GTASA_Addresses!$F11)" table:style-name="ce6">
            <text:p>12040788</text:p>
          </table:table-cell>
          <table:table-cell office:value-type="string" office:string-value="2680" table:formula="msoxl:=DEC2HEX(HEX2DEC(F11)-HEX2DEC($D11))" table:style-name="ce6">
            <text:p>2680</text:p>
          </table:table-cell>
          <table:table-cell office:value-type="string" table:style-name="ce6">
            <text:p>B2C5FC</text:p>
          </table:table-cell>
          <table:table-cell office:value-type="float" office:value="11716092" table:formula="msoxl:=IF(GTASA_Addresses!$I11=&quot;&quot;,NA(),HEX2DEC(GTASA_Addresses!$I11))" table:style-name="ce6">
            <text:p>11716092</text:p>
          </table:table-cell>
          <table:table-cell office:value-type="float" office:value="-314840" table:formula="msoxl:=(HEX2DEC(GTASA_Addresses!$I11)-HEX2DEC(GTASA_Addresses!$D11))" table:style-name="ce6">
            <text:p>-314840</text:p>
          </table:table-cell>
          <table:table-cell office:value-type="float" office:value="200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layer&gt;Stamina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2,datatypes!$A$1:$C$16,2,FALSE)" table:style-name="ce1">
            <text:p>4</text:p>
          </table:table-cell>
          <table:table-cell office:value-type="string" table:style-name="ce6">
            <text:p>B793D8</text:p>
          </table:table-cell>
          <table:table-cell office:value-type="float" office:value="12030936" table:formula="msoxl:=HEX2DEC(GTASA_Addresses!$D12)" table:style-name="ce6">
            <text:p>12030936</text:p>
          </table:table-cell>
          <table:table-cell office:value-type="string" table:style-name="ce6">
            <text:p>B7BA58</text:p>
          </table:table-cell>
          <table:table-cell office:value-type="float" office:value="12040792" table:formula="msoxl:=HEX2DEC(GTASA_Addresses!$F12)" table:style-name="ce6">
            <text:p>12040792</text:p>
          </table:table-cell>
          <table:table-cell office:value-type="string" office:string-value="2680" table:formula="msoxl:=DEC2HEX(HEX2DEC(F12)-HEX2DEC($D12))" table:style-name="ce6">
            <text:p>2680</text:p>
          </table:table-cell>
          <table:table-cell office:value-type="string" table:style-name="ce6">
            <text:p>B2C600</text:p>
          </table:table-cell>
          <table:table-cell office:value-type="float" office:value="11716096" table:formula="msoxl:=IF(GTASA_Addresses!$I12=&quot;&quot;,NA(),HEX2DEC(GTASA_Addresses!$I12))" table:style-name="ce6">
            <text:p>11716096</text:p>
          </table:table-cell>
          <table:table-cell office:value-type="float" office:value="-314840" table:formula="msoxl:=(HEX2DEC(GTASA_Addresses!$I12)-HEX2DEC(GTASA_Addresses!$D12))" table:style-name="ce6">
            <text:p>-314840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layer&gt;Muscle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3,datatypes!$A$1:$C$16,2,FALSE)" table:style-name="ce1">
            <text:p>4</text:p>
          </table:table-cell>
          <table:table-cell office:value-type="string" table:style-name="ce6">
            <text:p>B793DC</text:p>
          </table:table-cell>
          <table:table-cell office:value-type="float" office:value="12030940" table:formula="msoxl:=HEX2DEC(GTASA_Addresses!$D13)" table:style-name="ce6">
            <text:p>12030940</text:p>
          </table:table-cell>
          <table:table-cell office:value-type="string" table:style-name="ce6">
            <text:p>B7BA5C</text:p>
          </table:table-cell>
          <table:table-cell office:value-type="float" office:value="12040796" table:formula="msoxl:=HEX2DEC(GTASA_Addresses!$F13)" table:style-name="ce6">
            <text:p>12040796</text:p>
          </table:table-cell>
          <table:table-cell office:value-type="string" office:string-value="2680" table:formula="msoxl:=DEC2HEX(HEX2DEC(F13)-HEX2DEC($D13))" table:style-name="ce6">
            <text:p>2680</text:p>
          </table:table-cell>
          <table:table-cell office:value-type="string" table:style-name="ce6">
            <text:p>B2C604</text:p>
          </table:table-cell>
          <table:table-cell office:value-type="float" office:value="11716100" table:formula="msoxl:=IF(GTASA_Addresses!$I13=&quot;&quot;,NA(),HEX2DEC(GTASA_Addresses!$I13))" table:style-name="ce6">
            <text:p>11716100</text:p>
          </table:table-cell>
          <table:table-cell office:value-type="float" office:value="-314840" table:formula="msoxl:=(HEX2DEC(GTASA_Addresses!$I13)-HEX2DEC(GTASA_Addresses!$D13))" table:style-name="ce6">
            <text:p>-314840</text:p>
          </table:table-cell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kill&gt;Weapon&gt;Pistol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4,datatypes!$A$1:$C$16,2,FALSE)" table:style-name="ce1">
            <text:p>4</text:p>
          </table:table-cell>
          <table:table-cell office:value-type="string" table:style-name="ce6">
            <text:p>B79494</text:p>
          </table:table-cell>
          <table:table-cell office:value-type="float" office:value="12031124" table:formula="msoxl:=HEX2DEC(GTASA_Addresses!$D14)" table:style-name="ce6">
            <text:p>12031124</text:p>
          </table:table-cell>
          <table:table-cell office:value-type="string" office:string-value="B7BB14" table:formula="msoxl:=DEC2HEX(HEX2DEC(GTASA_Addresses!$D14)+HEX2DEC(2680))" table:style-name="ce6">
            <text:p>B7BB14</text:p>
          </table:table-cell>
          <table:table-cell office:value-type="float" office:value="12040980" table:formula="msoxl:=HEX2DEC(GTASA_Addresses!$F14)" table:style-name="ce6">
            <text:p>12040980</text:p>
          </table:table-cell>
          <table:table-cell office:value-type="string" office:string-value="2680" table:formula="msoxl:=DEC2HEX(HEX2DEC(F14)-HEX2DEC($D14))" table:style-name="ce6">
            <text:p>2680</text:p>
          </table:table-cell>
          <table:table-cell office:value-type="string" table:style-name="ce6">
            <text:p>B2C6BC</text:p>
          </table:table-cell>
          <table:table-cell office:value-type="float" office:value="11716284" table:formula="msoxl:=IF(GTASA_Addresses!$I14=&quot;&quot;,NA(),HEX2DEC(GTASA_Addresses!$I14))" table:style-name="ce6">
            <text:p>11716284</text:p>
          </table:table-cell>
          <table:table-cell office:value-type="float" office:value="-314840" table:formula="msoxl:=(HEX2DEC(GTASA_Addresses!$I14)-HEX2DEC(GTASA_Addresses!$D14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Silenced Pistol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5,datatypes!$A$1:$C$16,2,FALSE)" table:style-name="ce1">
            <text:p>4</text:p>
          </table:table-cell>
          <table:table-cell office:value-type="string" table:style-name="ce6">
            <text:p>B79498</text:p>
          </table:table-cell>
          <table:table-cell office:value-type="float" office:value="12031128" table:formula="msoxl:=HEX2DEC(GTASA_Addresses!$D15)" table:style-name="ce6">
            <text:p>12031128</text:p>
          </table:table-cell>
          <table:table-cell office:value-type="string" office:string-value="B7BB18" table:formula="msoxl:=DEC2HEX(HEX2DEC(GTASA_Addresses!$D15)+HEX2DEC(2680))" table:style-name="ce6">
            <text:p>B7BB18</text:p>
          </table:table-cell>
          <table:table-cell office:value-type="float" office:value="12040984" table:formula="msoxl:=HEX2DEC(GTASA_Addresses!$F15)" table:style-name="ce6">
            <text:p>12040984</text:p>
          </table:table-cell>
          <table:table-cell office:value-type="string" office:string-value="2680" table:formula="msoxl:=DEC2HEX(HEX2DEC(F15)-HEX2DEC($D15))" table:style-name="ce6">
            <text:p>2680</text:p>
          </table:table-cell>
          <table:table-cell office:value-type="string" table:style-name="ce6">
            <text:p>B2C6C0</text:p>
          </table:table-cell>
          <table:table-cell office:value-type="float" office:value="11716288" table:formula="msoxl:=IF(GTASA_Addresses!$I15=&quot;&quot;,NA(),HEX2DEC(GTASA_Addresses!$I15))" table:style-name="ce6">
            <text:p>11716288</text:p>
          </table:table-cell>
          <table:table-cell office:value-type="float" office:value="-314840" table:formula="msoxl:=(HEX2DEC(GTASA_Addresses!$I15)-HEX2DEC(GTASA_Addresses!$D15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Desert Eagle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6,datatypes!$A$1:$C$16,2,FALSE)" table:style-name="ce1">
            <text:p>4</text:p>
          </table:table-cell>
          <table:table-cell office:value-type="string" table:style-name="ce6">
            <text:p>B7949C</text:p>
          </table:table-cell>
          <table:table-cell office:value-type="float" office:value="12031132" table:formula="msoxl:=HEX2DEC(GTASA_Addresses!$D16)" table:style-name="ce6">
            <text:p>12031132</text:p>
          </table:table-cell>
          <table:table-cell office:value-type="string" office:string-value="B7BB1C" table:formula="msoxl:=DEC2HEX(HEX2DEC(GTASA_Addresses!$D16)+HEX2DEC(2680))" table:style-name="ce6">
            <text:p>B7BB1C</text:p>
          </table:table-cell>
          <table:table-cell office:value-type="float" office:value="12040988" table:formula="msoxl:=HEX2DEC(GTASA_Addresses!$F16)" table:style-name="ce6">
            <text:p>12040988</text:p>
          </table:table-cell>
          <table:table-cell office:value-type="string" office:string-value="2680" table:formula="msoxl:=DEC2HEX(HEX2DEC(F16)-HEX2DEC($D16))" table:style-name="ce6">
            <text:p>2680</text:p>
          </table:table-cell>
          <table:table-cell office:value-type="string" table:style-name="ce6">
            <text:p>B2C6C4</text:p>
          </table:table-cell>
          <table:table-cell office:value-type="float" office:value="11716292" table:formula="msoxl:=IF(GTASA_Addresses!$I16=&quot;&quot;,NA(),HEX2DEC(GTASA_Addresses!$I16))" table:style-name="ce6">
            <text:p>11716292</text:p>
          </table:table-cell>
          <table:table-cell office:value-type="float" office:value="-314840" table:formula="msoxl:=(HEX2DEC(GTASA_Addresses!$I16)-HEX2DEC(GTASA_Addresses!$D16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Shotgun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7,datatypes!$A$1:$C$16,2,FALSE)" table:style-name="ce1">
            <text:p>4</text:p>
          </table:table-cell>
          <table:table-cell office:value-type="string" table:style-name="ce6">
            <text:p>B794A0</text:p>
          </table:table-cell>
          <table:table-cell office:value-type="float" office:value="12031136" table:formula="msoxl:=HEX2DEC(GTASA_Addresses!$D17)" table:style-name="ce6">
            <text:p>12031136</text:p>
          </table:table-cell>
          <table:table-cell office:value-type="string" office:string-value="B7BB20" table:formula="msoxl:=DEC2HEX(HEX2DEC(GTASA_Addresses!$D17)+HEX2DEC(2680))" table:style-name="ce6">
            <text:p>B7BB20</text:p>
          </table:table-cell>
          <table:table-cell office:value-type="float" office:value="12040992" table:formula="msoxl:=HEX2DEC(GTASA_Addresses!$F17)" table:style-name="ce6">
            <text:p>12040992</text:p>
          </table:table-cell>
          <table:table-cell office:value-type="string" office:string-value="2680" table:formula="msoxl:=DEC2HEX(HEX2DEC(F17)-HEX2DEC($D17))" table:style-name="ce6">
            <text:p>2680</text:p>
          </table:table-cell>
          <table:table-cell office:value-type="string" table:style-name="ce6">
            <text:p>B2C6C8</text:p>
          </table:table-cell>
          <table:table-cell office:value-type="float" office:value="11716296" table:formula="msoxl:=IF(GTASA_Addresses!$I17=&quot;&quot;,NA(),HEX2DEC(GTASA_Addresses!$I17))" table:style-name="ce6">
            <text:p>11716296</text:p>
          </table:table-cell>
          <table:table-cell office:value-type="float" office:value="-314840" table:formula="msoxl:=(HEX2DEC(GTASA_Addresses!$I17)-HEX2DEC(GTASA_Addresses!$D17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Sawnoff Shotgun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8,datatypes!$A$1:$C$16,2,FALSE)" table:style-name="ce1">
            <text:p>4</text:p>
          </table:table-cell>
          <table:table-cell office:value-type="string" table:style-name="ce6">
            <text:p>B794A4</text:p>
          </table:table-cell>
          <table:table-cell office:value-type="float" office:value="12031140" table:formula="msoxl:=HEX2DEC(GTASA_Addresses!$D18)" table:style-name="ce6">
            <text:p>12031140</text:p>
          </table:table-cell>
          <table:table-cell office:value-type="string" office:string-value="B7BB24" table:formula="msoxl:=DEC2HEX(HEX2DEC(GTASA_Addresses!$D18)+HEX2DEC(2680))" table:style-name="ce6">
            <text:p>B7BB24</text:p>
          </table:table-cell>
          <table:table-cell office:value-type="float" office:value="12040996" table:formula="msoxl:=HEX2DEC(GTASA_Addresses!$F18)" table:style-name="ce6">
            <text:p>12040996</text:p>
          </table:table-cell>
          <table:table-cell office:value-type="string" office:string-value="2680" table:formula="msoxl:=DEC2HEX(HEX2DEC(F18)-HEX2DEC($D18))" table:style-name="ce6">
            <text:p>2680</text:p>
          </table:table-cell>
          <table:table-cell office:value-type="string" table:style-name="ce6">
            <text:p>B2C6CC</text:p>
          </table:table-cell>
          <table:table-cell office:value-type="float" office:value="11716300" table:formula="msoxl:=IF(GTASA_Addresses!$I18=&quot;&quot;,NA(),HEX2DEC(GTASA_Addresses!$I18))" table:style-name="ce6">
            <text:p>11716300</text:p>
          </table:table-cell>
          <table:table-cell office:value-type="float" office:value="-314840" table:formula="msoxl:=(HEX2DEC(GTASA_Addresses!$I18)-HEX2DEC(GTASA_Addresses!$D18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Combat Shotgun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19,datatypes!$A$1:$C$16,2,FALSE)" table:style-name="ce1">
            <text:p>4</text:p>
          </table:table-cell>
          <table:table-cell office:value-type="string" table:style-name="ce6">
            <text:p>B794A8</text:p>
          </table:table-cell>
          <table:table-cell office:value-type="float" office:value="12031144" table:formula="msoxl:=HEX2DEC(GTASA_Addresses!$D19)" table:style-name="ce6">
            <text:p>12031144</text:p>
          </table:table-cell>
          <table:table-cell office:value-type="string" office:string-value="B7BB28" table:formula="msoxl:=DEC2HEX(HEX2DEC(GTASA_Addresses!$D19)+HEX2DEC(2680))" table:style-name="ce6">
            <text:p>B7BB28</text:p>
          </table:table-cell>
          <table:table-cell office:value-type="float" office:value="12041000" table:formula="msoxl:=HEX2DEC(GTASA_Addresses!$F19)" table:style-name="ce6">
            <text:p>12041000</text:p>
          </table:table-cell>
          <table:table-cell office:value-type="string" office:string-value="2680" table:formula="msoxl:=DEC2HEX(HEX2DEC(F19)-HEX2DEC($D19))" table:style-name="ce6">
            <text:p>2680</text:p>
          </table:table-cell>
          <table:table-cell office:value-type="string" table:style-name="ce6">
            <text:p>B2C6D0</text:p>
          </table:table-cell>
          <table:table-cell office:value-type="float" office:value="11716304" table:formula="msoxl:=IF(GTASA_Addresses!$I19=&quot;&quot;,NA(),HEX2DEC(GTASA_Addresses!$I19))" table:style-name="ce6">
            <text:p>11716304</text:p>
          </table:table-cell>
          <table:table-cell office:value-type="float" office:value="-314840" table:formula="msoxl:=(HEX2DEC(GTASA_Addresses!$I19)-HEX2DEC(GTASA_Addresses!$D19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Machine Pistol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20,datatypes!$A$1:$C$16,2,FALSE)" table:style-name="ce1">
            <text:p>4</text:p>
          </table:table-cell>
          <table:table-cell office:value-type="string" table:style-name="ce6">
            <text:p>B794AC</text:p>
          </table:table-cell>
          <table:table-cell office:value-type="float" office:value="12031148" table:formula="msoxl:=HEX2DEC(GTASA_Addresses!$D20)" table:style-name="ce6">
            <text:p>12031148</text:p>
          </table:table-cell>
          <table:table-cell office:value-type="string" office:string-value="B7BB2C" table:formula="msoxl:=DEC2HEX(HEX2DEC(GTASA_Addresses!$D20)+HEX2DEC(2680))" table:style-name="ce6">
            <text:p>B7BB2C</text:p>
          </table:table-cell>
          <table:table-cell office:value-type="float" office:value="12041004" table:formula="msoxl:=HEX2DEC(GTASA_Addresses!$F20)" table:style-name="ce6">
            <text:p>12041004</text:p>
          </table:table-cell>
          <table:table-cell office:value-type="string" office:string-value="2680" table:formula="msoxl:=DEC2HEX(HEX2DEC(F20)-HEX2DEC($D20))" table:style-name="ce6">
            <text:p>2680</text:p>
          </table:table-cell>
          <table:table-cell office:value-type="string" table:style-name="ce6">
            <text:p>B2C6D4</text:p>
          </table:table-cell>
          <table:table-cell office:value-type="float" office:value="11716308" table:formula="msoxl:=IF(GTASA_Addresses!$I20=&quot;&quot;,NA(),HEX2DEC(GTASA_Addresses!$I20))" table:style-name="ce6">
            <text:p>11716308</text:p>
          </table:table-cell>
          <table:table-cell office:value-type="float" office:value="-314840" table:formula="msoxl:=(HEX2DEC(GTASA_Addresses!$I20)-HEX2DEC(GTASA_Addresses!$D20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SMG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21,datatypes!$A$1:$C$16,2,FALSE)" table:style-name="ce1">
            <text:p>4</text:p>
          </table:table-cell>
          <table:table-cell office:value-type="string" table:style-name="ce6">
            <text:p>B794B0</text:p>
          </table:table-cell>
          <table:table-cell office:value-type="float" office:value="12031152" table:formula="msoxl:=HEX2DEC(GTASA_Addresses!$D21)" table:style-name="ce6">
            <text:p>12031152</text:p>
          </table:table-cell>
          <table:table-cell office:value-type="string" office:string-value="B7BB30" table:formula="msoxl:=DEC2HEX(HEX2DEC(GTASA_Addresses!$D21)+HEX2DEC(2680))" table:style-name="ce6">
            <text:p>B7BB30</text:p>
          </table:table-cell>
          <table:table-cell office:value-type="float" office:value="12041008" table:formula="msoxl:=HEX2DEC(GTASA_Addresses!$F21)" table:style-name="ce6">
            <text:p>12041008</text:p>
          </table:table-cell>
          <table:table-cell office:value-type="string" office:string-value="2680" table:formula="msoxl:=DEC2HEX(HEX2DEC(F21)-HEX2DEC($D21))" table:style-name="ce6">
            <text:p>2680</text:p>
          </table:table-cell>
          <table:table-cell office:value-type="string" table:style-name="ce6">
            <text:p>B2C6D8</text:p>
          </table:table-cell>
          <table:table-cell office:value-type="float" office:value="11716312" table:formula="msoxl:=IF(GTASA_Addresses!$I21=&quot;&quot;,NA(),HEX2DEC(GTASA_Addresses!$I21))" table:style-name="ce6">
            <text:p>11716312</text:p>
          </table:table-cell>
          <table:table-cell office:value-type="float" office:value="-314840" table:formula="msoxl:=(HEX2DEC(GTASA_Addresses!$I21)-HEX2DEC(GTASA_Addresses!$D21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AK47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22,datatypes!$A$1:$C$16,2,FALSE)" table:style-name="ce1">
            <text:p>4</text:p>
          </table:table-cell>
          <table:table-cell office:value-type="string" table:style-name="ce6">
            <text:p>B794B4</text:p>
          </table:table-cell>
          <table:table-cell office:value-type="float" office:value="12031156" table:formula="msoxl:=HEX2DEC(GTASA_Addresses!$D22)" table:style-name="ce6">
            <text:p>12031156</text:p>
          </table:table-cell>
          <table:table-cell office:value-type="string" office:string-value="B7BB34" table:formula="msoxl:=DEC2HEX(HEX2DEC(GTASA_Addresses!$D22)+HEX2DEC(2680))" table:style-name="ce6">
            <text:p>B7BB34</text:p>
          </table:table-cell>
          <table:table-cell office:value-type="float" office:value="12041012" table:formula="msoxl:=HEX2DEC(GTASA_Addresses!$F22)" table:style-name="ce6">
            <text:p>12041012</text:p>
          </table:table-cell>
          <table:table-cell office:value-type="string" office:string-value="2680" table:formula="msoxl:=DEC2HEX(HEX2DEC(F22)-HEX2DEC($D22))" table:style-name="ce6">
            <text:p>2680</text:p>
          </table:table-cell>
          <table:table-cell office:value-type="string" table:style-name="ce6">
            <text:p>B2C6DC</text:p>
          </table:table-cell>
          <table:table-cell office:value-type="float" office:value="11716316" table:formula="msoxl:=IF(GTASA_Addresses!$I22=&quot;&quot;,NA(),HEX2DEC(GTASA_Addresses!$I22))" table:style-name="ce6">
            <text:p>11716316</text:p>
          </table:table-cell>
          <table:table-cell office:value-type="float" office:value="-314840" table:formula="msoxl:=(HEX2DEC(GTASA_Addresses!$I22)-HEX2DEC(GTASA_Addresses!$D22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Weapon&gt;M4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23,datatypes!$A$1:$C$16,2,FALSE)" table:style-name="ce1">
            <text:p>4</text:p>
          </table:table-cell>
          <table:table-cell office:value-type="string" table:style-name="ce6">
            <text:p>B794B8</text:p>
          </table:table-cell>
          <table:table-cell office:value-type="float" office:value="12031160" table:formula="msoxl:=HEX2DEC(GTASA_Addresses!$D23)" table:style-name="ce6">
            <text:p>12031160</text:p>
          </table:table-cell>
          <table:table-cell office:value-type="string" office:string-value="B7BB38" table:formula="msoxl:=DEC2HEX(HEX2DEC(GTASA_Addresses!$D23)+HEX2DEC(2680))" table:style-name="ce6">
            <text:p>B7BB38</text:p>
          </table:table-cell>
          <table:table-cell office:value-type="float" office:value="12041016" table:formula="msoxl:=HEX2DEC(GTASA_Addresses!$F23)" table:style-name="ce6">
            <text:p>12041016</text:p>
          </table:table-cell>
          <table:table-cell office:value-type="string" office:string-value="2680" table:formula="msoxl:=DEC2HEX(HEX2DEC(F23)-HEX2DEC($D23))" table:style-name="ce6">
            <text:p>2680</text:p>
          </table:table-cell>
          <table:table-cell office:value-type="string" table:style-name="ce6">
            <text:p>B2C6E0</text:p>
          </table:table-cell>
          <table:table-cell office:value-type="float" office:value="11716320" table:formula="msoxl:=IF(GTASA_Addresses!$I23=&quot;&quot;,NA(),HEX2DEC(GTASA_Addresses!$I23))" table:style-name="ce6">
            <text:p>11716320</text:p>
          </table:table-cell>
          <table:table-cell office:value-type="float" office:value="-314840" table:formula="msoxl:=(HEX2DEC(GTASA_Addresses!$I23)-HEX2DEC(GTASA_Addresses!$D23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kill&gt;Gambling</text:p>
          </table:table-cell>
          <table:table-cell office:value-type="string" table:style-name="ce1">
            <text:p>float</text:p>
          </table:table-cell>
          <table:table-cell office:value-type="float" office:value="4" table:formula="msoxl:=VLOOKUP(GTASA_Addresses!$B24,datatypes!$A$1:$C$16,2,FALSE)" table:style-name="ce1">
            <text:p>4</text:p>
          </table:table-cell>
          <table:table-cell office:value-type="string" table:style-name="ce6">
            <text:p>B794C4</text:p>
          </table:table-cell>
          <table:table-cell office:value-type="float" office:value="12031172" table:formula="msoxl:=HEX2DEC(GTASA_Addresses!$D24)" table:style-name="ce6">
            <text:p>12031172</text:p>
          </table:table-cell>
          <table:table-cell office:value-type="string" office:string-value="B7BB44" table:formula="msoxl:=DEC2HEX(HEX2DEC(D24)+HEX2DEC(2680))" table:style-name="ce6">
            <text:p>B7BB44</text:p>
          </table:table-cell>
          <table:table-cell office:value-type="float" office:value="12041028" table:formula="msoxl:=HEX2DEC(GTASA_Addresses!$F24)" table:style-name="ce6">
            <text:p>12041028</text:p>
          </table:table-cell>
          <table:table-cell office:value-type="string" office:string-value="2680" table:formula="msoxl:=DEC2HEX(HEX2DEC(F24)-HEX2DEC($D24))" table:style-name="ce6">
            <text:p>2680</text:p>
          </table:table-cell>
          <table:table-cell office:value-type="string" table:style-name="ce6">
            <text:p>B2C6EC</text:p>
          </table:table-cell>
          <table:table-cell office:value-type="float" office:value="11716332" table:formula="msoxl:=IF(GTASA_Addresses!$I24=&quot;&quot;,NA(),HEX2DEC(GTASA_Addresses!$I24))" table:style-name="ce6">
            <text:p>11716332</text:p>
          </table:table-cell>
          <table:table-cell office:value-type="float" office:value="-314840" table:formula="msoxl:=(HEX2DEC(GTASA_Addresses!$I24)-HEX2DEC(GTASA_Addresses!$D24))" table:style-name="ce6">
            <text:p>-3148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layer&gt;Money</text:p>
          </table:table-cell>
          <table:table-cell office:value-type="string" table:style-name="ce1">
            <text:p>int</text:p>
          </table:table-cell>
          <table:table-cell office:value-type="float" office:value="4" table:formula="msoxl:=VLOOKUP(GTASA_Addresses!$B25,datatypes!$A$1:$C$16,2,FALSE)" table:style-name="ce1">
            <text:p>4</text:p>
          </table:table-cell>
          <table:table-cell office:value-type="string" table:style-name="ce6">
            <text:p>B7CE50</text:p>
          </table:table-cell>
          <table:table-cell office:value-type="float" office:value="12045904" table:formula="msoxl:=HEX2DEC(GTASA_Addresses!$D25)" table:style-name="ce6">
            <text:p>12045904</text:p>
          </table:table-cell>
          <table:table-cell office:value-type="string" table:style-name="ce6">
            <text:p>B7F4D0</text:p>
          </table:table-cell>
          <table:table-cell office:value-type="float" office:value="12055760" table:formula="msoxl:=HEX2DEC(GTASA_Addresses!$F25)" table:style-name="ce6">
            <text:p>12055760</text:p>
          </table:table-cell>
          <table:table-cell office:value-type="string" office:string-value="2680" table:formula="msoxl:=DEC2HEX(HEX2DEC(F25)-HEX2DEC($D25))" table:style-name="ce6">
            <text:p>2680</text:p>
          </table:table-cell>
          <table:table-cell office:value-type="string" table:style-name="ce6">
            <text:p>B30188</text:p>
          </table:table-cell>
          <table:table-cell office:value-type="float" office:value="11731336" table:formula="msoxl:=IF(GTASA_Addresses!$I25=&quot;&quot;,NA(),HEX2DEC(GTASA_Addresses!$I25))" table:style-name="ce6">
            <text:p>1173133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layer&gt;Address</text:p>
          </table:table-cell>
          <table:table-cell office:value-type="string" table:style-name="ce1">
            <text:p>long</text:p>
          </table:table-cell>
          <table:table-cell office:value-type="float" office:value="8" table:formula="msoxl:=VLOOKUP(GTASA_Addresses!$B26,datatypes!$A$1:$C$16,2,FALSE)" table:style-name="ce1">
            <text:p>8</text:p>
          </table:table-cell>
          <table:table-cell office:value-type="string" table:style-name="ce6">
            <text:p>B6F5F0</text:p>
          </table:table-cell>
          <table:table-cell office:value-type="float" office:value="11990512" table:formula="msoxl:=HEX2DEC(GTASA_Addresses!$D26)" table:style-name="ce6">
            <text:p>11990512</text:p>
          </table:table-cell>
          <table:table-cell office:value-type="string" office:string-value="B71C70" table:formula="msoxl:=DEC2HEX(HEX2DEC(D26)+HEX2DEC(2680))" table:style-name="ce6">
            <text:p>B71C70</text:p>
          </table:table-cell>
          <table:table-cell office:value-type="float" office:value="12000368" table:formula="msoxl:=HEX2DEC(GTASA_Addresses!$F26)" table:style-name="ce6">
            <text:p>12000368</text:p>
          </table:table-cell>
          <table:table-cell office:value-type="string" office:string-value="2680" table:formula="msoxl:=DEC2HEX(HEX2DEC(F26)-HEX2DEC($D26))" table:style-name="ce6">
            <text:p>2680</text:p>
          </table:table-cell>
          <table:table-cell office:value-type="string" table:style-name="ce6">
            <text:p>B1C7D8</text:p>
          </table:table-cell>
          <table:table-cell office:value-type="float" office:value="11651032" table:formula="msoxl:=IF(GTASA_Addresses!$I26=&quot;&quot;,NA(),HEX2DEC(GTASA_Addresses!$I26))" table:style-name="ce6">
            <text:p>116510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layer&gt;Address2</text:p>
          </table:table-cell>
          <table:table-cell office:value-type="string" table:style-name="ce1">
            <text:p>long</text:p>
          </table:table-cell>
          <table:table-cell office:value-type="float" office:value="8" table:formula="msoxl:=VLOOKUP(GTASA_Addresses!$B27,datatypes!$A$1:$C$16,2,FALSE)" table:style-name="ce1">
            <text:p>8</text:p>
          </table:table-cell>
          <table:table-cell office:value-type="string" table:style-name="ce6">
            <text:p>B7CD98</text:p>
          </table:table-cell>
          <table:table-cell office:value-type="float" office:value="12045720" table:formula="msoxl:=HEX2DEC(GTASA_Addresses!$D27)" table:style-name="ce6">
            <text:p>12045720</text:p>
          </table:table-cell>
          <table:table-cell office:value-type="string" table:style-name="ce6">
            <text:p>B7F418</text:p>
          </table:table-cell>
          <table:table-cell office:value-type="float" office:value="12055576" table:formula="msoxl:=HEX2DEC(GTASA_Addresses!$F27)" table:style-name="ce6">
            <text:p>12055576</text:p>
          </table:table-cell>
          <table:table-cell office:value-type="string" office:string-value="2680" table:formula="msoxl:=DEC2HEX(HEX2DEC(F27)-HEX2DEC($D27))" table:style-name="ce6">
            <text:p>268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2" table:style-name="ce3"/>
          <table:table-cell table:number-columns-repeated="16372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datatypes" table:style-name="ta2">
        <table:table-column table:style-name="co13" table:default-cell-style-name="ce1"/>
        <table:table-column table:style-name="co14" table:default-cell-style-name="ce1"/>
        <table:table-column table:style-name="co12" table:number-columns-repeated="16382" table:default-cell-style-name="ce1"/>
        <table:table-row table:style-name="ro2">
          <table:table-cell office:value-type="string" table:style-name="ce7">
            <text:p>C# Datatype</text:p>
          </table:table-cell>
          <table:table-cell office:value-type="string" table:style-name="ce7">
            <text:p>Bytes</text:p>
          </table:table-cell>
          <table:table-cell office:value-type="string" table:style-name="ce7">
            <text:p>Rang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yte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0 to 25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byte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-128 to 1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hort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-32,768 to 32,76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ushort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0 to 65,535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int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-2 billion to 2 billion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uint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0 to 4 billion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long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-9 quintillion to 9 quintillion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ulong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0 to 18 quintillion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float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7 significant digits<text:span text:style-name="T1">1</text:span>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double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5 significant digits<text:span text:style-name="T1">2</text:span>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object</text:p>
          </table:table-cell>
          <table:table-cell office:value-type="string" table:style-name="ce8">
            <text:p>4 byte address</text:p>
          </table:table-cell>
          <table:table-cell office:value-type="string" table:style-name="ce8">
            <text:p>All C# Objects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cha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Unicode characters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string</text:p>
          </table:table-cell>
          <table:table-cell office:value-type="string" table:style-name="ce8">
            <text:p>4 byte address</text:p>
          </table:table-cell>
          <table:table-cell office:value-type="string" table:style-name="ce8">
            <text:p>Length up to 2 billion bytes<text:span text:style-name="T1">3</text:span>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decimal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28 to 29 significant digits<text:span text:style-name="T1">4</text:span>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bool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true, false<text:span text:style-name="T1">5</text:span>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2" table:style-name="ce9">
            <text:p>DateTime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string" table:style-name="ce8">
            <text:p>0:00:00am 1/1/01 to</text:p>
          </table:table-cell>
          <table:table-cell table:number-columns-repeated="16381"/>
        </table:table-row>
        <table:table-row table:style-name="ro8">
          <table:covered-table-cell/>
          <table:covered-table-cell/>
          <table:table-cell office:value-type="string" table:style-name="ce8">
            <text:p>11:59:59pm 12/31/9999</text:p>
          </table:table-cell>
          <table:table-cell table:number-columns-repeated="16381"/>
        </table:table-row>
        <table:table-row table:style-name="ro4">
          <table:table-cell office:value-type="string" table:number-columns-spanned="1" table:number-rows-spanned="2" table:style-name="ce9">
            <text:p>DateSpan</text:p>
          </table:table-cell>
          <table:table-cell table:number-columns-spanned="1" table:number-rows-spanned="2" table:style-name="ce10"/>
          <table:table-cell office:value-type="string" table:style-name="ce8">
            <text:p>-10675199.02:48:05.4775808 to</text:p>
          </table:table-cell>
          <table:table-cell table:number-columns-repeated="16381"/>
        </table:table-row>
        <table:table-row table:style-name="ro6">
          <table:covered-table-cell/>
          <table:covered-table-cell/>
          <table:table-cell office:value-type="string" table:style-name="ce8">
            <text:p>10675199.02:48:05.4775807<text:span text:style-name="T1">6</text:span>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GTASA_Addresses.A5:GTASA_Addresses.L27" table:name="Table1" table:display-filter-buttons="true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bert Eves</meta:initial-creator>
    <dc:creator>Robert Eves</dc:creator>
    <meta:creation-date>2021-03-24T09:05:17Z</meta:creation-date>
    <dc:date>2021-03-26T07:10:25Z</dc:date>
  </office:meta>
</office:document-meta>
</file>